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cc" draw:textarea-horizontal-align="justify" draw:textarea-vertical-align="middle" draw:auto-grow-height="false" fo:min-height="3.812cm" fo:min-width="5.762cm"/>
    </style:style>
    <style:style style:name="gr2" style:family="graphic" style:parent-style-name="standard">
      <style:graphic-properties svg:stroke-color="#000000" draw:fill-color="#ffffcc" draw:textarea-horizontal-align="justify" draw:textarea-vertical-align="middle" draw:auto-grow-height="false" fo:min-height="1.556cm" fo:min-width="1.906cm"/>
    </style:style>
    <style:style style:name="gr3" style:family="graphic" style:parent-style-name="standard">
      <style:graphic-properties svg:stroke-color="#000000" draw:fill-color="#ffffcc" draw:textarea-horizontal-align="justify" draw:textarea-vertical-align="middle" draw:auto-grow-height="false" fo:min-height="1.556cm" fo:min-width="3.306cm"/>
    </style:style>
    <style:style style:name="gr4" style:family="graphic" style:parent-style-name="standard">
      <style:graphic-properties svg:stroke-color="#000000" draw:fill-color="#ffffcc" draw:textarea-horizontal-align="justify" draw:textarea-vertical-align="middle" draw:auto-grow-height="false" fo:min-height="1.104cm" fo:min-width="1.954cm"/>
    </style:style>
    <style:style style:name="gr5" style:family="graphic" style:parent-style-name="standard">
      <style:graphic-properties svg:stroke-color="#000000" draw:fill-color="#ffffcc" draw:textarea-horizontal-align="justify" draw:textarea-vertical-align="middle" draw:auto-grow-height="false" fo:min-height="0.744cm" fo:min-width="1.694cm"/>
    </style:style>
    <style:style style:name="gr6" style:family="graphic" style:parent-style-name="standard">
      <style:graphic-properties svg:stroke-color="#000000" draw:fill-color="#ffffcc" draw:textarea-horizontal-align="justify" draw:textarea-vertical-align="middle" draw:auto-grow-height="false" fo:min-height="0.654cm" fo:min-width="2.404cm"/>
    </style:style>
    <style:style style:name="gr7" style:family="graphic" style:parent-style-name="standard">
      <style:graphic-properties svg:stroke-color="#000000" draw:fill-color="#ffffcc" draw:textarea-horizontal-align="justify" draw:textarea-vertical-align="middle" draw:auto-grow-height="false" fo:min-height="0.654cm" fo:min-width="4.704cm"/>
    </style:style>
    <style:style style:name="gr8" style:family="graphic" style:parent-style-name="standard">
      <style:graphic-properties svg:stroke-color="#000000" draw:fill-color="#ffffcc" draw:textarea-horizontal-align="justify" draw:textarea-vertical-align="middle" draw:auto-grow-height="false" fo:min-height="1.751cm" fo:min-width="1.934cm"/>
    </style:style>
    <style:style style:name="gr9" style:family="graphic" style:parent-style-name="standard">
      <style:graphic-properties svg:stroke-color="#000000" draw:fill-color="#ffffcc" draw:textarea-horizontal-align="justify" draw:textarea-vertical-align="middle" draw:auto-grow-height="false" fo:min-height="2.346cm" fo:min-width="3.224cm" fo:wrap-option="no-wrap"/>
    </style:style>
    <style:style style:name="gr10" style:family="graphic" style:parent-style-name="standard">
      <style:graphic-properties svg:stroke-color="#000000" draw:fill-color="#ffffcc" draw:textarea-horizontal-align="justify" draw:textarea-vertical-align="middle" draw:auto-grow-height="false" fo:min-height="0.924cm" fo:min-width="2.374cm"/>
    </style:style>
    <style:style style:name="gr11" style:family="graphic" style:parent-style-name="standard">
      <style:graphic-properties svg:stroke-color="#000000" draw:fill-color="#ffffcc" draw:textarea-horizontal-align="justify" draw:textarea-vertical-align="middle" draw:auto-grow-height="false" fo:min-height="1.736cm" fo:min-width="2.586cm"/>
    </style:style>
    <style:style style:name="gr12" style:family="graphic" style:parent-style-name="objectwithoutfill">
      <style:graphic-properties svg:stroke-color="#000000" draw:marker-end="Arrow" draw:marker-end-width="0.3cm" draw:fill="none" draw:fill-color="#ffffcc"/>
    </style:style>
    <style:style style:name="gr13" style:family="graphic" style:parent-style-name="standard">
      <style:graphic-properties svg:stroke-color="#000000" draw:fill-color="#ffffcc" draw:textarea-horizontal-align="justify" draw:textarea-vertical-align="middle" draw:auto-grow-height="false" fo:min-height="1.194cm" fo:min-width="3.145cm"/>
    </style:style>
    <style:style style:name="gr14" style:family="graphic" style:parent-style-name="standard">
      <style:graphic-properties svg:stroke-color="#000000" draw:fill-color="#ffffcc" draw:textarea-horizontal-align="justify" draw:textarea-vertical-align="middle" draw:auto-grow-height="false" fo:min-height="1.736cm" fo:min-width="3.087cm"/>
    </style:style>
    <style:style style:name="gr15" style:family="graphic" style:parent-style-name="standard">
      <style:graphic-properties svg:stroke-color="#000000" draw:fill-color="#ffffcc" draw:textarea-horizontal-align="justify" draw:textarea-vertical-align="middle" draw:auto-grow-height="false" fo:min-height="0.924cm" fo:min-width="3.374cm"/>
    </style:style>
    <style:style style:name="P1" style:family="paragraph">
      <style:paragraph-properties fo:text-align="center"/>
    </style:style>
    <style:style style:name="P2" style:family="paragraph">
      <loext:graphic-properties draw:fill-color="#ffffcc"/>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none" draw:fill-color="#ffffcc"/>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8.3cm" svg:y="14.3cm">
          <text:p text:style-name="P1">Data Warehouse Service</text:p>
          <text:p text:style-name="P1">(HDP)</text:p>
          <draw:enhanced-geometry svg:viewBox="0 0 21600 21600" draw:path-stretchpoint-x="10800" draw:path-stretchpoint-y="10800" draw:text-areas="?f3 ?f4 ?f5 ?f6" draw:mirror-horizontal="false" draw:mirror-vertical="false"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6cm" svg:height="2cm" svg:x="4.908cm" svg:y="7.611cm">
          <text:p text:style-name="P1"><text:span text:style-name="T1">LD Secure</text:span></text:p>
          <text:p text:style-name="P1"><text:span text:style-name="T1">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cm" svg:height="2cm" svg:x="25.8cm" svg:y="7.5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3" draw:id="id13" draw:layer="layout" svg:width="4cm" svg:height="2cm" svg:x="21.5cm" svg:y="20.9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2" draw:id="id12" draw:layer="layout" svg:width="2.6cm" svg:height="1.5cm" svg:x="22.2cm" svg:y="17.1cm">
          <text:p text:style-name="P1">HDF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8" draw:id="id18" draw:layer="layout" svg:width="2.3cm" svg:height="1.1cm" svg:x="18.6cm" svg:y="17.2cm">
          <text:p text:style-name="P1">H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6" draw:id="id6" draw:layer="layout" svg:width="3cm" svg:height="1cm" svg:x="35.8cm" svg:y="10.5cm">
          <text:p text:style-name="P1"><text:span text:style-name="T1">Craw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4" draw:id="id4" draw:layer="layout" svg:width="5.3cm" svg:height="1cm" svg:x="33.2cm" svg:y="7.5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4cm" svg:height="2cm" svg:x="32.1cm" svg:y="12cm">
          <text:p text:style-name="P1"><text:span text:style-name="T1">Frontier</text:span><text:span text:style-name="T1"><text:line-break/></text:span><text:span text:style-name="T1">(Hbas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9" draw:text-style-name="P2" draw:layer="layout" svg:width="5.7cm" svg:height="4cm" svg:x="18.341cm" svg:y="1.24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2" xml:id="id5" draw:id="id5" draw:layer="layout" svg:width="4cm" svg:height="2cm" svg:x="34.5cm" svg:y="15.8cm">
          <text:p text:style-name="P1"><text:span text:style-name="T1">WARC</text:span></text:p>
          <text:p text:style-name="P1"><text:span text:style-name="T1">file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0" draw:text-style-name="P2" xml:id="id1" draw:id="id1" draw:layer="layout" svg:width="3cm" svg:height="1.3cm" svg:x="21.8cm" svg:y="14.7cm">
          <text:p text:style-name="P1">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4" draw:id="id14" draw:layer="layout" svg:width="3cm" svg:height="1cm" svg:x="26cm" svg:y="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0" draw:id="id10" draw:layer="layout" svg:width="3cm" svg:height="1cm" svg:x="29.7cm" svg:y="10.5cm">
          <text:p text:style-name="P1"><text:span text:style-name="T1">Laun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xml:id="id2" draw:id="id2" draw:layer="layout" svg:width="3.3cm" svg:height="2.2cm" svg:x="20cm" svg:y="9cm">
          <text:p text:style-name="P1"><text:span text:style-name="T1">Analytics &amp;</text:span><text:span text:style-name="T1"><text:line-break/></text:span><text:span text:style-name="T1">Reporting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23.3cm" svg:y1="14.7cm" svg:x2="21.65cm" svg:y2="11.2cm" draw:start-shape="id1" draw:start-glue-point="0" draw:end-shape="id2" draw:end-glue-point="2" svg:d="M23300 14700v-1749h-1650v-1751" svg:viewBox="0 0 1651 3501">
          <text:p/>
        </draw:connector>
        <draw:connector draw:style-name="gr12" draw:text-style-name="P4" draw:layer="layout" svg:x1="21.65cm" svg:y1="9cm" svg:x2="14.6cm" svg:y2="8.5cm" draw:start-shape="id2" draw:start-glue-point="0" draw:end-shape="id3" draw:end-glue-point="1" svg:d="M21650 9000v-501h-4349v1h-2701" svg:viewBox="0 0 7051 502">
          <text:p/>
        </draw:connector>
        <draw:connector draw:style-name="gr12" draw:text-style-name="P4" draw:layer="layout" draw:line-skew="0.198cm" svg:x1="38.5cm" svg:y1="8cm" svg:x2="38.093cm" svg:y2="16.8cm" draw:start-shape="id4" draw:start-glue-point="1" draw:end-shape="id5" draw:end-glue-point="9" svg:d="M38500 8000h700v8800h-1107" svg:viewBox="0 0 1108 8801">
          <text:p/>
        </draw:connector>
        <draw:connector draw:style-name="gr12" draw:text-style-name="P4" draw:layer="layout" svg:x1="37.3cm" svg:y1="10.5cm" svg:x2="35.85cm" svg:y2="8.5cm" draw:start-shape="id6" draw:start-glue-point="0" draw:end-shape="id4" draw:end-glue-point="2" svg:d="M37300 10500v-999h-1450v-1001" svg:viewBox="0 0 1451 2001">
          <text:p/>
        </draw:connector>
        <draw:connector draw:style-name="gr12" draw:text-style-name="P4" draw:layer="layout" svg:x1="37.3cm" svg:y1="11.5cm" svg:x2="31.801cm" svg:y2="15cm" draw:start-shape="id6" draw:start-glue-point="2" draw:end-shape="id7" draw:end-glue-point="1" svg:d="M37300 11500v3500h-5499" svg:viewBox="0 0 5500 3501">
          <text:p/>
        </draw:connector>
        <draw:connector draw:style-name="gr12" draw:text-style-name="P4" draw:layer="layout" svg:x1="35.8cm" svg:y1="11cm" svg:x2="34.5cm" svg:y2="12cm" draw:start-shape="id6" draw:start-glue-point="3" draw:end-shape="id8" draw:end-glue-point="4" svg:d="M35800 11000h-1300v1000" svg:viewBox="0 0 1301 1001">
          <text:p/>
        </draw:connector>
        <draw:connector draw:style-name="gr12" draw:text-style-name="P4" draw:layer="layout" svg:x1="29.8cm" svg:y1="8.5cm" svg:x2="31.2cm" svg:y2="10.5cm" draw:start-shape="id9" draw:start-glue-point="1" draw:end-shape="id10" draw:end-glue-point="0" svg:d="M29800 8500h1400v2000" svg:viewBox="0 0 1401 2001">
          <text:p/>
        </draw:connector>
        <draw:connector draw:style-name="gr12" draw:text-style-name="P4" draw:layer="layout" svg:x1="32.7cm" svg:y1="11cm" svg:x2="34.1cm" svg:y2="12cm" draw:start-shape="id10" draw:start-glue-point="1" draw:end-shape="id8" draw:end-glue-point="5" svg:d="M32700 11000h1400v1000" svg:viewBox="0 0 1401 1001">
          <text:p/>
        </draw:connector>
        <draw:custom-shape draw:style-name="gr3" draw:text-style-name="P3" xml:id="id3" draw:id="id3" draw:layer="layout" svg:width="4cm" svg:height="2cm" svg:x="10.6cm" svg:y="7.5cm">
          <text:p text:style-name="P1"><text:span text:style-name="T1">UKW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6.7cm" svg:y1="9.5cm" svg:x2="14.6cm" svg:y2="8.5cm" draw:start-shape="id11" draw:start-glue-point="0" draw:end-shape="id3" draw:end-glue-point="1" svg:d="M16700 9500v-1000h-2100" svg:viewBox="0 0 2101 1001">
          <text:p/>
        </draw:connector>
        <draw:connector draw:style-name="gr12" draw:text-style-name="P4" draw:layer="layout" svg:x1="23.5cm" svg:y1="18.6cm" svg:x2="23.5cm" svg:y2="20.9cm" draw:start-shape="id12" draw:start-glue-point="2" draw:end-shape="id13" draw:end-glue-point="0" svg:d="M23500 18600v2300" svg:viewBox="0 0 1 2301">
          <text:p/>
        </draw:connector>
        <draw:custom-shape draw:style-name="gr6" draw:text-style-name="P3" xml:id="id16" draw:id="id16" draw:layer="layout" svg:width="3cm" svg:height="1cm" svg:x="10.8cm" svg:y="8.9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line-skew="0.799cm" svg:x1="29.9cm" svg:y1="14.2cm" svg:x2="27.5cm" svg:y2="10cm" draw:start-shape="id7" draw:start-glue-point="0" draw:end-shape="id14" svg:d="M29900 14200v-1300h-2400v-2900" svg:viewBox="0 0 2401 4201">
          <text:p/>
        </draw:connector>
        <draw:custom-shape draw:style-name="gr6" draw:text-style-name="P3" xml:id="id19" draw:id="id19" draw:layer="layout" svg:width="3cm" svg:height="1cm" svg:x="4.3cm" svg:y="9.3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7" draw:id="id7" draw:layer="layout" svg:width="3.801cm" svg:height="1.6cm" svg:x="28cm" svg:y="14.2cm">
          <text:p text:style-name="P1">CDX Server</text:p>
          <text:p text:style-name="P1">(tinycdxserv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34.9cm" svg:y1="16.8cm" svg:x2="24.8cm" svg:y2="17.85cm" draw:start-shape="id5" draw:start-glue-point="6" draw:end-shape="id12" draw:end-glue-point="1" svg:d="M34900 16800h-5249v1050h-4851" svg:viewBox="0 0 10101 1051">
          <text:p/>
        </draw:connector>
        <draw:connector draw:style-name="gr12" draw:text-style-name="P4" draw:layer="layout" svg:x1="24.8cm" svg:y1="17.85cm" svg:x2="27.5cm" svg:y2="10cm" draw:start-shape="id12" draw:start-glue-point="1" draw:end-shape="id14" draw:end-glue-point="2" svg:d="M24800 17850h2700v-7850" svg:viewBox="0 0 2701 7851">
          <text:p/>
        </draw:connector>
        <draw:custom-shape draw:style-name="gr14" draw:text-style-name="P2" xml:id="id15" draw:id="id15" draw:layer="layout" svg:width="3.801cm" svg:height="2.2cm" svg:x="13.2cm" svg:y="14cm">
          <text:p text:style-name="P1">CDX Server</text:p>
          <text:p text:style-name="P1">(tinycdxserver</text:p>
          <text:p text:style-name="P1">Or WARCBas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1" draw:id="id11" draw:layer="layout" svg:width="3.801cm" svg:height="1.6cm" svg:x="14.8cm" svg:y="9.5cm">
          <text:p text:style-name="P1">Full Text</text:p>
          <text:p text:style-name="P1">(Sol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15.1cm" svg:y1="14cm" svg:x2="12.3cm" svg:y2="9.9cm" draw:start-shape="id15" draw:start-glue-point="0" draw:end-shape="id16" draw:end-glue-point="2" svg:d="M15100 14000v-2049h-2800v-2051" svg:viewBox="0 0 2801 4101">
          <text:p/>
        </draw:connector>
        <draw:custom-shape draw:style-name="gr10" draw:text-style-name="P2" xml:id="id17" draw:id="id17" draw:layer="layout" svg:width="3cm" svg:height="1.3cm" svg:x="18.701cm" svg:y="14.601cm">
          <text:p text:style-name="P1">Map-Redu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svg:x1="20.201cm" svg:y1="14.601cm" svg:x2="16.7cm" svg:y2="11.1cm" draw:start-shape="id17" draw:start-glue-point="0" draw:end-shape="id11" draw:end-glue-point="2" svg:d="M20201 14601v-1750h-3501v-1751" svg:viewBox="0 0 3502 3502">
          <text:p/>
        </draw:connector>
        <draw:connector draw:style-name="gr12" draw:text-style-name="P4" draw:layer="layout" svg:x1="18.6cm" svg:y1="17.75cm" svg:x2="15.1cm" svg:y2="16.2cm" draw:start-shape="id18" draw:start-glue-point="3" draw:end-shape="id15" draw:end-glue-point="2" svg:d="M18600 17750h-3500v-1550" svg:viewBox="0 0 3501 1551">
          <text:p/>
        </draw:connector>
        <draw:connector draw:style-name="gr12" draw:text-style-name="P4" draw:layer="layout" draw:line-skew="0.849cm" svg:x1="15.1cm" svg:y1="14cm" svg:x2="5.8cm" svg:y2="10.3cm" draw:start-shape="id15" draw:start-glue-point="0" draw:end-shape="id19" draw:end-glue-point="2" svg:d="M15100 14000v-1000h-9300v-2700" svg:viewBox="0 0 9301 3701">
          <text:p/>
        </draw:connector>
        <draw:custom-shape draw:style-name="gr15" draw:text-style-name="P2" xml:id="id20" draw:id="id20" draw:layer="layout" svg:width="4cm" svg:height="1.3cm" svg:x="6.5cm" svg:y="18.9cm">
          <text:p text:style-name="P1">WARC Acces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4" draw:layer="layout" draw:line-skew="2.399cm" svg:x1="8.5cm" svg:y1="18.9cm" svg:x2="5.8cm" svg:y2="10.3cm" draw:start-shape="id20" draw:start-glue-point="0" draw:end-shape="id19" draw:end-glue-point="2" svg:d="M8500 18900v-1900h-2700v-6700" svg:viewBox="0 0 2701 8601">
          <text:p/>
        </draw:connector>
        <draw:connector draw:style-name="gr12" draw:text-style-name="P4" draw:layer="layout" draw:line-skew="2.599cm" svg:x1="8.5cm" svg:y1="18.9cm" svg:x2="12.3cm" svg:y2="9.9cm" draw:start-shape="id20" draw:start-glue-point="0" draw:end-shape="id16" draw:end-glue-point="2" svg:d="M8500 18900v-1900h3800v-7100" svg:viewBox="0 0 3801 9001">
          <text:p/>
        </draw:connector>
        <draw:connector draw:style-name="gr12" draw:text-style-name="P4" draw:layer="layout" svg:x1="23.5cm" svg:y1="18.6cm" svg:x2="10.5cm" svg:y2="19.55cm" draw:start-shape="id12" draw:start-glue-point="2" draw:end-shape="id20" draw:end-glue-point="1" svg:d="M23500 18600v950h-13000" svg:viewBox="0 0 13001 951">
          <text:p/>
        </draw:connector>
        <draw:connector draw:style-name="gr12" draw:text-style-name="P4" draw:layer="layout" svg:x1="21.5cm" svg:y1="21.9cm" svg:x2="10.5cm" svg:y2="19.55cm" draw:start-shape="id13" draw:start-glue-point="3" draw:end-shape="id20" draw:end-glue-point="1" svg:d="M21500 21900h-5499v-2350h-5501" svg:viewBox="0 0 11001 2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6-05-06T22:32:16.049661000</dc:date>
    <meta:editing-duration>P1DT5H1M7S</meta:editing-duration>
    <meta:editing-cycles>16</meta:editing-cycles>
    <meta:generator>LibreOffice/5.0.5.2$MacOSX_X86_64 LibreOffice_project/55b006a02d247b5f7215fc6ea0fde844b30035b3</meta:generator>
    <meta:document-statistic meta:object-count="44"/>
  </office:meta>
</office:document-meta>
</file>